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1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Ingen.</text:span></text:span></text:p>
      <text:p text:style-name="P2"><text:span text:style-name="Standardskrifttype_20_i_20_afsnit"><text:span text:style-name="T11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Computeren er koblet til resten af SCORBOT systemet.</text:span></text:span></text:p>
      <text:p text:style-name="P2"><text:span text:style-name="Standardskrifttype_20_i_20_afsnit"><text:span text:style-name="T6">Hermed menes, at USB-Controlleren og SCORBOTTEN er forbundet til med kabel.</text:span></text:span></text:p>
      <text:p text:style-name="P2"><text:span text:style-name="Standardskrifttype_20_i_20_afsnit"><text:span text:style-name="T6">(Medmindre simulator benyttes.)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Robotten/Simulatoren bevæger sig alt efter, hvad brugeren beder den om runtime.</text:span></text:span></text:p>
      <text:p text:style-name="P2"><text:span text:style-name="Standardskrifttype_20_i_20_afsnit"><text:span text:style-name="T4">Main success scenarie:</text:span></text:span></text:p>
      <text:list xml:id="list39597507" text:style-name="LS1">
        <text:list-item text:start-value="1">
          <text:p text:style-name="P3">Brugeren interagerer med brugergrænsefladen.</text:p>
        </text:list-item>
        <text:list-item>
          <text:p text:style-name="P3">Manuel brugergrænseflade åbner.</text:p>
        </text:list-item>
        <text:list-item>
          <text:p text:style-name="P3">Brugeren interagerer med brugergrænsefladen eller bruger en genvejstast.</text:p>
        </text:list-item>
        <text:list-item>
          <text:p text:style-name="P3">Robotten bevæger sig efter brugerens ønske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er ikke forbindelse til robotten.</text:span></text:span></text:p>
      <text:list xml:id="list39576215" text:style-name="L1">
        <text:list-item>
          <text:list>
            <text:list-item>
              <text:p text:style-name="P5"><text:span text:style-name="Standardskrifttype_20_i_20_afsnit"><text:span text:style-name="T5">En besked om fejlen vil blive vist.</text:span></text:span></text:p>
            </text:list-item>
            <text:list-item>
              <text:p text:style-name="P5"><text:span text:style-name="Standardskrifttype_20_i_20_afsnit"><text:span text:style-name="T5">Brugeren lukker beskeden.</text:span></text:span></text:p>
            </text:list-item>
            <text:list-item>
              <text:p text:style-name="P5"><text:span text:style-name="Standardskrifttype_20_i_20_afsnit"><text:span text:style-name="T5">Brugergrænsefladen for manuel styring vil lukke ned.</text:span></text:span></text:p>
            </text:list-item>
          </text:list>
        </text:list-item>
      </text:list>
      <text:p text:style-name="P2"><text:span text:style-name="Standardskrifttype_20_i_20_afsnit"><text:span text:style-name="T5">4.1 Robotten kan ikke bevæge sig i retningen, da den har nået sin rotationsgrænse.</text:span></text:span></text:p>
      <text:p text:style-name="P2"><text:span text:style-name="Standardskrifttype_20_i_20_afsnit"><text:span text:style-name="T5"><text:tab/>1. Robotten bevæger sig ikke.(Ingen besked vil blive vist.)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2">Styringen foregår ikke via 'toggle' – <text:s/>med det menes, at brugeren skal blive ved med at holde musen nede i brugergrænsefladen eller tasten nede på tastaturet, da robotten vil stoppe, når den (musen eller tasten på tastaturet)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0T19:47:54.83</dc:date>
    <meta:editing-duration>PT2H21M12S</meta:editing-duration>
    <meta:editing-cycles>24</meta:editing-cycles>
    <meta:document-statistic meta:table-count="0" meta:image-count="0" meta:object-count="0" meta:page-count="1" meta:paragraph-count="28" meta:word-count="190" meta:character-count="1014" meta:non-whitespace-character-count="1158"/>
  </office:meta>
</office:document-meta>
</file>